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6000003A0DF57ECDBE3F827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95cm" svg:height="6.899cm" draw:z-index="0"><draw:image xlink:href="Pictures/1000020100000426000003A0DF57ECDBE3F827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2:13:25.079155089</meta:creation-date>
    <dc:date>2022-06-29T17:49:24.172060906</dc:date>
    <meta:editing-duration>PT5H25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